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Vending Machine</text:p>
      <text:p text:style-name="Normal">#include &lt;iostream&gt;<text:s/></text:p>
      <text:p text:style-name="Normal">#include &lt;string&gt;<text:s/></text:p>
      <text:p text:style-name="Normal">#include &lt;iomanip&gt; // standard code for dealing with money</text:p>
      <text:p text:style-name="Normal">using namespace std; // standard code for C++<text:s/></text:p>
      <text:p text:style-name="Normal">showMenu() <text:s/>/* This function displays the menu items available in the vending machine. It helps keep the main program clean and easy to read. */ void</text:p>
      <text:p text:style-name="Normal">{ cout &lt;&lt; "\n===== Cafe's menu =====\n";<text:s/></text:p>
      <text:p text:style-name="Normal">cout &lt;&lt; "1. Coffee - £2.00\n";<text:s/></text:p>
      <text:p text:style-name="Normal">cout &lt;&lt; "2. Tea - £1.85\n";<text:s/></text:p>
      <text:p text:style-name="Normal">cout &lt;&lt; "3. Cola - £1.45\n";<text:s/></text:p>
      <text:p text:style-name="Normal">cout &lt;&lt; "4. Juice - £1.35\n";<text:s/></text:p>
      <text:p text:style-name="Normal">cout &lt;&lt; "5. Plantain chips - £1.18\n";<text:s/></text:p>
      <text:p text:style-name="Normal">cout &lt;&lt; "6. Crisps - £0.89\n";<text:s/></text:p>
      <text:p text:style-name="Normal">cout &lt;&lt; "7. Jelly beans - £0.85\n";</text:p>
      <text:p text:style-name="Normal"><text:s/>cout &lt;&lt; "8. Cinnamon stick - £0.70\n";<text:s/></text:p>
      <text:p text:style-name="Normal">cout &lt;&lt; "9. Meal deal - £3.50\n";<text:s/></text:p>
      <text:p text:style-name="Normal">} double getPrice</text:p>
      <text:p text:style-name="Normal">(int choice)<text:s/></text:p>
      <text:p text:style-name="Normal">{ switch (choice) {<text:s/></text:p>
      <text:p text:style-name="Normal">case 1: return 2.00;<text:s/></text:p>
      <text:p text:style-name="Normal">case 2: return 1.85;<text:s/></text:p>
      <text:p text:style-name="Normal">case 3: return 1.45;<text:s/></text:p>
      <text:p text:style-name="Normal">case 4: return 1.35;<text:s/></text:p>
      <text:p text:style-name="Normal">case 5: return 1.18;<text:s/></text:p>
      <text:p text:style-name="Normal">case 6: return 0.89;<text:s/></text:p>
      <text:p text:style-name="Normal">case 7: return 0.85;<text:s/></text:p>
      <text:p text:style-name="Normal">case 8: return 0.70;<text:s/></text:p>
      <text:p text:style-name="Normal">case 9: return 3.50;<text:s/></text:p>
      <text:p text:style-name="Normal">default: return 0.0; }<text:s/></text:p>
      <text:p text:style-name="Normal">}<text:s/></text:p>
      <text:soft-page-break/>
      <text:p text:style-name="Normal">int main() {<text:s/></text:p>
      <text:p text:style-name="Normal">int choice; double money; double cost; // Function to calculate change</text:p>
      <text:p text:style-name="Normal">string again;<text:s/></text:p>
      <text:p text:style-name="Normal">cout &lt;&lt; "Welcome to Yemi's Cafe!\n";</text:p>
      <text:p text:style-name="Normal"><text:s/>do { showMenu(); // to show the menu again</text:p>
      <text:p text:style-name="Normal">cout &lt;&lt; "\nEnter your choice (1-9): "; cin &gt;&gt; choice; while (cin.fail() || choice &lt; 1 || choice &gt; 9) { cin.clear(); cin.ignore(1000, '\n'); cout &lt;&lt; "Invalid choice. Please select between 1 and 9: "; cin &gt;&gt; choice; } <text:s/>// please prompt the user to select from the menu their choices.</text:p>
      <text:p text:style-name="Normal">cost = getPrice(choice); cout &lt;&lt; fixed &lt;&lt; setprecision(2); cout &lt;&lt; "Price: £" &lt;&lt; cost &lt;&lt; endl; cout &lt;&lt; "Enter amount paid: £"; cin &gt;&gt; money; while (cin.fail() || money &lt; cost) { cin.clear(); cin.ignore(1000, '\n'); <text:s/>// this is to calculate the cost and the change remaining.</text:p>
      <text:p text:style-name="Normal">cout &lt;&lt; "Not enough money. Please enter at least £" &lt;&lt; cost &lt;&lt; ": "; cin &gt;&gt; money; } <text:s/>// to inform user that there<text:s/>is<text:s/>not enough money for the purchase.</text:p>
      <text:p text:style-name="Normal">cout &lt;&lt; "Change: £" &lt;&lt; (money - cost) &lt;&lt; endl; // this will output the change remaining.</text:p>
      <text:p text:style-name="Normal">cout &lt;&lt; "Would you like to buy another item? (yes/no): "; cin &gt;&gt; again; // once the items are<text:s/>calculated, the system will prompt user to select more product when they have change left.</text:p>
      <text:p text:style-name="Normal">} while (again == "yes"); // while loop used to ensure user<text:s/>buy prompt providing, they said yes to buy more items. If no is selected, then the programme terminates.<text:s/></text:p>
      <text:p text:style-name="Normal">cout &lt;&lt; "Thank you for using Yemi's Cafe!\n";<text:s/></text:p>
      <text:p text:style-name="Normal">return 0; 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akirat Opeyemi Akinleye</meta:initial-creator>
    <dc:creator>Shakirat Opeyemi Akinleye</dc:creator>
    <meta:creation-date>2026-01-04T15:51:00Z</meta:creation-date>
    <dc:date>2026-01-04T16:23:00Z</dc:date>
    <meta:template xlink:href="Normal.dotm" xlink:type="simple"/>
    <meta:editing-cycles>1</meta:editing-cycles>
    <meta:editing-duration>PT1680S</meta:editing-duration>
    <meta:document-statistic meta:page-count="2" meta:paragraph-count="4" meta:word-count="347" meta:character-count="2324" meta:row-count="16" meta:non-whitespace-character-count="1981"/>
  </office:meta>
</office:document-meta>
</file>